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F00000196C7168F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DejaVu Sans" svg:font-family="'DejaVu Sans'" style:font-adornments="Book" style:font-family-generic="swis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text-properties officeooo:rsid="009c4ac5" officeooo:paragraph-rsid="009c4ac5"/>
    </style:style>
    <style:style style:name="P2" style:family="paragraph" style:parent-style-name="Footer">
      <style:paragraph-properties fo:text-align="center" style:justify-single-word="false" fo:padding="0.049cm" fo:border-left="none" fo:border-right="none" fo:border-top="0.06pt solid #000000" fo:border-bottom="none" style:shadow="none"/>
    </style:style>
    <style:style style:name="P3" style:family="paragraph" style:parent-style-name="Footer">
      <style:paragraph-properties fo:text-align="end" style:justify-single-word="false" fo:padding="0cm" fo:border="none" style:shadow="none"/>
    </style:style>
    <style:style style:name="P4" style:family="paragraph" style:parent-style-name="Footer">
      <style:paragraph-properties fo:text-align="start" style:justify-single-word="false" fo:padding="0cm" fo:border="none" style:shadow="none"/>
    </style:style>
    <style:style style:name="P5" style:family="paragraph" style:parent-style-name="Subtitulo_20_Contenidos">
      <style:text-properties officeooo:rsid="003b531c" officeooo:paragraph-rsid="003b531c"/>
    </style:style>
    <style:style style:name="P6" style:family="paragraph" style:parent-style-name="Parrafo_20_cuerpo">
      <style:text-properties style:font-name="Courier 10 Pitch" officeooo:rsid="009a287b" officeooo:paragraph-rsid="009a287b"/>
    </style:style>
    <style:style style:name="P7" style:family="paragraph" style:parent-style-name="Parrafo_20_cuerpo">
      <style:text-properties style:font-name="Courier 10 Pitch" fo:font-size="10pt" officeooo:rsid="009a287b" officeooo:paragraph-rsid="009a287b" style:font-size-asian="10pt" style:font-size-complex="10pt"/>
    </style:style>
    <style:style style:name="P8" style:family="paragraph" style:parent-style-name="Subtitulo2_20_Portada" style:master-page-name="">
      <style:paragraph-properties fo:margin-top="4.099cm" fo:margin-bottom="0cm" style:contextual-spacing="false" style:page-number="auto">
        <style:tab-stops/>
      </style:paragraph-properties>
      <style:text-properties officeooo:paragraph-rsid="009838fc"/>
    </style:style>
    <style:style style:name="P9" style:family="paragraph" style:parent-style-name="Subtitulo2_20_Portada">
      <style:paragraph-properties fo:margin-top="4.099cm" fo:margin-bottom="0cm" style:contextual-spacing="false">
        <style:tab-stops/>
      </style:paragraph-properties>
      <style:text-properties officeooo:paragraph-rsid="009838fc"/>
    </style:style>
    <style:style style:name="P10" style:family="paragraph" style:parent-style-name="Subtitulo2_20_Portada">
      <style:paragraph-properties fo:margin-top="4.099cm" fo:margin-bottom="0cm" style:contextual-spacing="false">
        <style:tab-stops/>
      </style:paragraph-properties>
      <style:text-properties officeooo:rsid="009838fc" officeooo:paragraph-rsid="009838fc"/>
    </style:style>
    <style:style style:name="P11" style:family="paragraph" style:parent-style-name="Standard">
      <style:text-properties style:font-name="Courier 10 Pitch" fo:font-size="10pt" officeooo:rsid="009f39e4" officeooo:paragraph-rsid="00a019b3" style:font-size-asian="10pt" style:font-size-complex="10pt"/>
    </style:style>
    <style:style style:name="P12" style:family="paragraph" style:parent-style-name="Title" style:master-page-name="First_20_Page">
      <style:paragraph-properties fo:margin-top="1.799cm" fo:margin-bottom="0.21cm" style:contextual-spacing="false" fo:text-align="end" style:justify-single-word="false" style:page-number="auto" fo:break-before="auto" fo:break-after="auto"/>
      <style:text-properties style:font-name="Abyssinica SIL1" fo:font-size="40pt" officeooo:rsid="009838fc" officeooo:paragraph-rsid="009838fc" style:font-size-asian="40pt" style:font-size-complex="40pt"/>
    </style:style>
    <style:style style:name="P13" style:family="paragraph" style:parent-style-name="Heading_20_1" style:master-page-name="Index">
      <style:paragraph-properties style:page-number="auto"/>
    </style:style>
    <style:style style:name="P14" style:family="paragraph" style:parent-style-name="Heading_20_2">
      <style:text-properties officeooo:rsid="009838fc" officeooo:paragraph-rsid="009838fc"/>
    </style:style>
    <style:style style:name="P15" style:family="paragraph" style:parent-style-name="Heading_20_2" style:list-style-name=""/>
    <style:style style:name="P16" style:family="paragraph" style:parent-style-name="Heading_20_2" style:list-style-name="">
      <style:text-properties officeooo:paragraph-rsid="0098cd71"/>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Heading_20_2">
      <style:paragraph-properties fo:break-before="page"/>
      <style:text-properties officeooo:paragraph-rsid="0098cd71"/>
    </style:style>
    <style:style style:name="P20" style:family="paragraph" style:parent-style-name="Parrafo_20_cuerpo">
      <style:text-properties style:font-name="Courier 10 Pitch" fo:font-size="10pt" officeooo:rsid="0098cd71" officeooo:paragraph-rsid="009db182" style:font-size-asian="10pt" style:font-size-complex="10pt"/>
    </style:style>
    <style:style style:name="P21" style:family="paragraph" style:parent-style-name="Parrafo_20_cuerpo">
      <style:text-properties style:font-name="Courier 10 Pitch" fo:font-size="10pt" officeooo:rsid="0098cd71" officeooo:paragraph-rsid="009f39e4" style:font-size-asian="10pt" style:font-size-complex="10pt"/>
    </style:style>
    <style:style style:name="P22" style:family="paragraph" style:parent-style-name="Parrafo_20_cuerpo">
      <style:text-properties style:font-name="Courier 10 Pitch" fo:font-size="10pt" officeooo:rsid="009db182" officeooo:paragraph-rsid="009db182" style:font-size-asian="10pt" style:font-size-complex="10pt"/>
    </style:style>
    <style:style style:name="P23" style:family="paragraph" style:parent-style-name="Parrafo_20_cuerpo">
      <style:text-properties style:font-name="Courier 10 Pitch" fo:font-size="10pt" officeooo:rsid="009f39e4" officeooo:paragraph-rsid="009f39e4" style:font-size-asian="10pt" style:font-size-complex="10pt"/>
    </style:style>
    <style:style style:name="P24" style:family="paragraph" style:parent-style-name="Parrafo_20_cuerpo">
      <style:text-properties style:font-name="Courier 10 Pitch" fo:font-size="10pt" officeooo:rsid="00a019b3" officeooo:paragraph-rsid="00a019b3" style:font-size-asian="10pt" style:font-size-complex="10pt"/>
    </style:style>
    <style:style style:name="P25" style:family="paragraph" style:parent-style-name="Parrafo_20_cuerpo">
      <style:text-properties style:font-name="Courier 10 Pitch" fo:font-size="10pt" officeooo:rsid="009a287b" officeooo:paragraph-rsid="00a019b3" style:font-size-asian="10pt" style:font-size-complex="10pt"/>
    </style:style>
    <style:style style:name="P26" style:family="paragraph" style:parent-style-name="Parrafo_20_cuerpo" style:list-style-name="L2"/>
    <style:style style:name="P27" style:family="paragraph" style:parent-style-name="Parrafo_20_cuerpo">
      <style:text-properties officeooo:paragraph-rsid="009db182"/>
    </style:style>
    <style:style style:name="P28" style:family="paragraph" style:parent-style-name="Parrafo_20_cuerpo">
      <style:text-properties officeooo:rsid="009db182" officeooo:paragraph-rsid="009db182"/>
    </style:style>
    <style:style style:name="P29" style:family="paragraph" style:parent-style-name="Parrafo_20_cuerpo">
      <style:text-properties officeooo:rsid="009f39e4" officeooo:paragraph-rsid="009f39e4"/>
    </style:style>
    <style:style style:name="P30" style:family="paragraph" style:parent-style-name="Parrafo_20_cuerpo">
      <style:text-properties officeooo:paragraph-rsid="009f39e4"/>
    </style:style>
    <style:style style:name="P31" style:family="paragraph" style:parent-style-name="Parrafo_20_cuerpo">
      <style:text-properties officeooo:rsid="00a019b3" officeooo:paragraph-rsid="00a019b3"/>
    </style:style>
    <style:style style:name="P32" style:family="paragraph" style:parent-style-name="Parrafo_20_cuerpo">
      <style:paragraph-properties fo:break-before="page"/>
      <style:text-properties style:font-name="Courier 10 Pitch" fo:font-size="10pt" officeooo:rsid="00a019b3" officeooo:paragraph-rsid="00a019b3" style:font-size-asian="10pt" style:font-size-complex="10pt"/>
    </style:style>
    <style:style style:name="P33" style:family="paragraph" style:parent-style-name="Parrafo_20_cuerpo">
      <style:paragraph-properties fo:break-before="page"/>
      <style:text-properties style:font-name="Courier 10 Pitch" fo:font-size="10pt" officeooo:rsid="009a287b" officeooo:paragraph-rsid="00a019b3" style:font-size-asian="10pt" style:font-size-complex="10pt"/>
    </style:style>
    <style:style style:name="T1" style:family="text">
      <style:text-properties officeooo:rsid="009c4ac5"/>
    </style:style>
    <style:style style:name="T2" style:family="text">
      <style:text-properties officeooo:rsid="00101ff9"/>
    </style:style>
    <style:style style:name="T3" style:family="text">
      <style:text-properties officeooo:rsid="009838fc"/>
    </style:style>
    <style:style style:name="T4" style:family="text">
      <style:text-properties officeooo:rsid="0098cd71"/>
    </style:style>
    <style:style style:name="T5" style:family="text">
      <style:text-properties style:text-position="sub 58%"/>
    </style:style>
    <style:style style:name="T6" style:family="text">
      <style:text-properties style:font-name="Courier 10 Pitch" fo:font-size="10pt" style:font-size-asian="10pt" style:font-size-complex="10pt"/>
    </style:style>
    <style:style style:name="T7" style:family="text">
      <style:text-properties style:font-name="Courier 10 Pitch" fo:font-size="10pt" officeooo:rsid="009db182" style:font-size-asian="10pt" style:font-size-complex="10pt"/>
    </style:style>
    <style:style style:name="T8" style:family="text">
      <style:text-properties officeooo:rsid="009db182"/>
    </style:style>
    <style:style style:name="T9" style:family="text">
      <style:text-properties style:text-position="super 58%"/>
    </style:style>
    <style:style style:name="T10" style:family="text">
      <style:text-properties style:text-position="0% 100%"/>
    </style:style>
    <style:style style:name="T11" style:family="text">
      <style:text-properties officeooo:rsid="009f39e4"/>
    </style:style>
    <style:style style:name="T12" style:family="text">
      <style:text-properties officeooo:rsid="00a019b3"/>
    </style:style>
    <style:style style:name="T13" style:family="text">
      <style:text-properties style:font-name="sans-serif" fo:font-size="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RefHeading__529_47472927"/>ÁLGEBRA LINEAL<text:bookmark-end text:name="__RefHeading__529_47472927"/></text:p>
      <text:p text:style-name="Subtitulo_20_Portada"><text:span text:style-name="T3">1</text:span>º GRADO <text:span text:style-name="T2">DE</text:span> ING<text:span text:style-name="T2">ENIERÍA</text:span> INFORMÁTICA</text:p>
      <text:p text:style-name="Subtitulo2_20_Portada">GREGORIO CORPAS PRIETO</text:p>
      <text:p text:style-name="P8"/>
      <text:p text:style-name="P9"/>
      <text:p text:style-name="P10"/>
      <text:h text:style-name="P13" text:outline-level="1"><text:bookmark-start text:name="__RefHeading__106_47472927"/><text:span text:style-name="T3">PRÁCTICA 2</text:span> <text:bookmark-end text:name="__RefHeading__106_47472927"/></text:h>
      <text:p text:style-name="P5"><text:bookmark-start text:name="__RefHeading__733_47472927"/><text:span text:style-name="T8">PROGRAMACIÓN EN MATLAB</text:span><text:bookmark-end text:name="__RefHeading__733_47472927"/></text:p>
      <text:h text:style-name="P14" text:outline-level="2">Ejercicio 1.</text:h>
      <text:p text:style-name="P27"><text:span text:style-name="T8">Hacer un programa que nos averigüe el máximo de un vector de números, por ejemplo del vector V=[2,7.1,-1,2.3,44,11]</text:span></text:p>
      <text:p text:style-name="P22">clc;</text:p>
      <text:p text:style-name="P22">max=0;</text:p>
      <text:p text:style-name="P22">v=[2, 7.1, -1, 2.3, 44, 11];</text:p>
      <text:p text:style-name="P22">for i=1:length(v)</text:p>
      <text:p text:style-name="P22"><text:s text:c="3"/>if(v(i)&gt;max)</text:p>
      <text:p text:style-name="P22"><text:s text:c="7"/>max=v(i);</text:p>
      <text:p text:style-name="P22"><text:s text:c="3"/>end</text:p>
      <text:p text:style-name="P22">end</text:p>
      <text:p text:style-name="P22">fprintf('El mayor elemento del vector v es %.2f\n',max);</text:p>
      <text:h text:style-name="P15" text:outline-level="2"/>
      <text:h text:style-name="P18" text:outline-level="2">Ejercicio 2</text:h>
      <text:p text:style-name="P28">Se sabe desde hace más de dos siglos que la suma de los inversos de los cuadrados de los números naturales es: </text:p>
      <text:p text:style-name="P28">1 + 1/2<text:span text:style-name="T9">2</text:span><text:span text:style-name="T5"> </text:span><text:span text:style-name="T10">+ 1/3</text:span><text:span text:style-name="T9">2</text:span><text:span text:style-name="T10"> + 1/4</text:span><text:span text:style-name="T9">2</text:span><text:span text:style-name="T10"> + 1/5</text:span><text:span text:style-name="T9">2</text:span><text:span text:style-name="T10"> + ... = PI</text:span><text:span text:style-name="T9">2</text:span><text:span text:style-name="T10"> / 6</text:span></text:p>
      <text:p text:style-name="P28"><text:span text:style-name="T10">Comprueba la veraueba la veracidad de esa fórmula, para ello de berás sumar, por ejemplo, los 10000 primeros términos y comprobar que el resultado de la suma es</text:span></text:p>
      <text:p text:style-name="P28"><text:span text:style-name="T10">tá muy próximo a PI</text:span><text:span text:style-name="T9">2</text:span><text:span text:style-name="T10"> / 6 = 1.64493 <text:s text:c="2"/></text:span></text:p>
      <text:p text:style-name="P28"><text:span text:style-name="T6">clc;</text:span></text:p>
      <text:p text:style-name="P28"><text:span text:style-name="T6">sumatorio=0;</text:span></text:p>
      <text:p text:style-name="P28"><text:span text:style-name="T6">for i=1:1000</text:span></text:p>
      <text:p text:style-name="P28"><text:span text:style-name="T6"><text:s text:c="4"/>sumatorio=sumatorio+(1/(i^2));</text:span></text:p>
      <text:p text:style-name="P28"><text:span text:style-name="T6">end</text:span></text:p>
      <text:p text:style-name="P27"><text:span text:style-name="T7">fprintf('El resultado de dicha fórmula es %.6f que aproximadamente es 1.64493\n',sumatorio);</text:span></text:p>
      <text:h text:style-name="P18" text:outline-level="2">Ejercicio 3</text:h>
      <text:p text:style-name="P28">La sucesión de Fibonacci: 1, 1, 2, 3, 5, 8, 13, ... es muy conocida, no sólo en el mundo de las Matemáticas, por ejemplo se habla de ella en el libro “El código Da Vinci”, en series de televisión como “Numbers”, etc. En esta sucesión cada elemento es la suma de los dos anteriores.</text:p>
      <text:p text:style-name="P28">Hacer un programa que nos pida un número y nos devuelva el término que ocupa la posición n.</text:p>
      <text:p text:style-name="P22">clc;</text:p>
      <text:p text:style-name="P22">n=input('Introduce la N posicion de la sucesion fibonacci: ');</text:p>
      <text:p text:style-name="P22">numero=0;</text:p>
      <text:p text:style-name="P22"></text:p>
      <text:p text:style-name="P22">anterior1=1;</text:p>
      <text:p text:style-name="P22">anterior2=1;</text:p>
      <text:p text:style-name="P22"></text:p>
      <text:p text:style-name="P22">for i=3:n</text:p>
      <text:p text:style-name="P22"><text:s text:c="4"/>numero=anterior1+anterior2;</text:p>
      <text:p text:style-name="P22"><text:s text:c="4"/></text:p>
      <text:p text:style-name="P22"><text:s text:c="4"/>anterior2=anterior1;</text:p>
      <text:p text:style-name="P22"><text:s text:c="4"/>anterior1=numero;</text:p>
      <text:p text:style-name="P22"><text:s text:c="3"/></text:p>
      <text:p text:style-name="P22">end</text:p>
      <text:p text:style-name="P22">fprintf('%d\n',numero); </text:p>
      <text:h text:style-name="P15" text:outline-level="2"/>
      <text:h text:style-name="P18" text:outline-level="2">Ejercicio 4</text:h>
      <text:p text:style-name="P27">Observa estas matrices<text:span text:style-name="T8"> y haz un programa que construya una matriz A de dimensiones <text:s/>20×20 de este tipo, es decir, toda compuesta por ceros, salvo en la diagonal donde va</text:span></text:p>
      <text:p text:style-name="P28">siempre un 1, en la diagonal paralela inmediatamente superior donde va siempre un 2 y en la diagonal inmediatamente inferior donde va siempre un -3. Después averigua el valor de la suma de todos los elementos de la matriz A<text:span text:style-name="T9">2</text:span><text:span text:style-name="T10"> - 6A + 5I</text:span></text:p>
      <text:p text:style-name="P20"><text:span text:style-name="T8">clc;</text:span></text:p>
      <text:p text:style-name="P20"><text:span text:style-name="T8">n=input('Introduce la dimension de la matriz: ');</text:span></text:p>
      <text:p text:style-name="P20"><text:span text:style-name="T8">m=zeros(n,n);</text:span></text:p>
      <text:p text:style-name="P20"><text:span text:style-name="T8">sumatorio=0;</text:span></text:p>
      <text:p text:style-name="P20"><text:span text:style-name="T8"></text:span></text:p>
      <text:p text:style-name="P20"><text:span text:style-name="T8">for i=1:length(m)</text:span></text:p>
      <text:p text:style-name="P20"><text:span text:style-name="T8"><text:s text:c="3"/>for j=1:length(m)</text:span></text:p>
      <text:p text:style-name="P20"><text:span text:style-name="T8"><text:s text:c="5"/>if(j==i) %Si pasamos por la posicion de la diagonal le ponemos un 1</text:span></text:p>
      <text:p text:style-name="P20"><text:span text:style-name="T8"><text:s text:c="9"/>m(i,j)=1;</text:span></text:p>
      <text:p text:style-name="P20"><text:span text:style-name="T8"><text:s text:c="9"/>if(i&lt;(length(m)))</text:span></text:p>
      <text:p text:style-name="P20"><text:span text:style-name="T8"><text:s text:c="12"/>m(i,j+1)=2;</text:span></text:p>
      <text:p text:style-name="P20"><text:span text:style-name="T8"><text:s text:c="9"/>end</text:span></text:p>
      <text:p text:style-name="P20"><text:span text:style-name="T8"><text:s text:c="9"/>if(i&gt;1)</text:span></text:p>
      <text:p text:style-name="P20"><text:span text:style-name="T8"><text:s text:c="12"/>m(i,j-1)=-3; <text:s text:c="3"/></text:span></text:p>
      <text:p text:style-name="P20"><text:span text:style-name="T8"><text:s text:c="9"/>end</text:span></text:p>
      <text:p text:style-name="P20"><text:span text:style-name="T8"><text:s text:c="5"/>end</text:span></text:p>
      <text:p text:style-name="P20"><text:span text:style-name="T8"><text:s text:c="7"/></text:span></text:p>
      <text:p text:style-name="P20"><text:span text:style-name="T8"><text:s text:c="3"/>end</text:span></text:p>
      <text:p text:style-name="P20"><text:span text:style-name="T8">end</text:span></text:p>
      <text:p text:style-name="P20"><text:span text:style-name="T8"></text:span></text:p>
      <text:p text:style-name="P20"><text:soft-page-break/><text:span text:style-name="T8">fprintf('Esta es la matriz resultante: \n');</text:span></text:p>
      <text:p text:style-name="P20"><text:span text:style-name="T8">disp(m);</text:span></text:p>
      <text:p text:style-name="P20"><text:span text:style-name="T8"></text:span></text:p>
      <text:p text:style-name="P20"><text:span text:style-name="T8">identidad=eye(n);</text:span></text:p>
      <text:p text:style-name="P20"><text:span text:style-name="T8"></text:span></text:p>
      <text:p text:style-name="P20"><text:span text:style-name="T8">b=(m^2- 6*m + 5*identidad);</text:span></text:p>
      <text:p text:style-name="P20"><text:span text:style-name="T8"></text:span></text:p>
      <text:p text:style-name="P20"><text:span text:style-name="T8">fprintf('Esta es la matriz B resultante tras la operacion: \n');</text:span></text:p>
      <text:p text:style-name="P20"><text:span text:style-name="T8"></text:span></text:p>
      <text:p text:style-name="P20"><text:span text:style-name="T8">disp(b);</text:span></text:p>
      <text:p text:style-name="P20"><text:span text:style-name="T8"></text:span></text:p>
      <text:p text:style-name="P20"><text:span text:style-name="T8">for i=1:n</text:span></text:p>
      <text:p text:style-name="P20"><text:span text:style-name="T8"><text:s text:c="3"/>for j=1:n</text:span></text:p>
      <text:p text:style-name="P20"><text:span text:style-name="T8"><text:s text:c="4"/>sumatorio=sumatorio + b(i,j);</text:span></text:p>
      <text:p text:style-name="P20"><text:span text:style-name="T8"><text:s text:c="3"/>end</text:span></text:p>
      <text:p text:style-name="P20"><text:span text:style-name="T8">end</text:span></text:p>
      <text:p text:style-name="P20"><text:span text:style-name="T8"></text:span></text:p>
      <text:p text:style-name="P27"><text:span text:style-name="T7">fprintf('El sumatorio de los valores de la matriz resultante es %d\n',sumatorio);</text:span></text:p>
      <text:h text:style-name="P18" text:outline-level="2">Ejercicio 5</text:h>
      <text:p text:style-name="P29">Prueba estos códigos en Matlab. ¿Qué hacen estos programas? ¿Qué código es más eficiente? Razona las respuestas. </text:p>
      <text:p text:style-name="P23">% Codigo 1. Es menos eficiente debido a que por cada iteración recalcula todas las operaciones de multiplicación hasta alcanzar la potencia ( operador ^)</text:p>
      <text:p text:style-name="P21"><text:span text:style-name="T11">tic</text:span></text:p>
      <text:p text:style-name="P21"><text:span text:style-name="T11">A = rand(1000, 1000);</text:span></text:p>
      <text:p text:style-name="P21"><text:span text:style-name="T11">S=zeros(1000,1000);</text:span></text:p>
      <text:p text:style-name="P21"><text:span text:style-name="T11">for</text:span></text:p>
      <text:p text:style-name="P21"><text:span text:style-name="T11">i=1:10</text:span></text:p>
      <text:p text:style-name="P21"><text:span text:style-name="T11">S=S+A^i;</text:span></text:p>
      <text:p text:style-name="P21"><text:span text:style-name="T11">end</text:span></text:p>
      <text:p text:style-name="P21"><text:span text:style-name="T11">toc</text:span></text:p>
      <text:p text:style-name="P23">% Codigo 2. Es el más eficiente debido a que lleva un 'historico' de potencia guardado de modo que solo tiene que multiplicarlo de nuevo una única vez para conseguir el exponente + 1. Realiza menos multiplicaciones.</text:p>
      <text:p text:style-name="P23">tic</text:p>
      <text:p text:style-name="P23">A = rand(1000, 1000);</text:p>
      <text:p text:style-name="P23">S=zeros(1000,1000);</text:p>
      <text:p text:style-name="P23">potencia=eye(1000);</text:p>
      <text:p text:style-name="P23">for</text:p>
      <text:p text:style-name="P23">i=1:10</text:p>
      <text:p text:style-name="P23">potencia=potencia*A;</text:p>
      <text:p text:style-name="P23">S=S+potencia;</text:p>
      <text:p text:style-name="P23">end</text:p>
      <text:p text:style-name="P23">toc</text:p>
      <text:p text:style-name="P30"/>
      <text:h text:style-name="P18" text:outline-level="2">Ejercicio 6</text:h>
      <text:p text:style-name="Parrafo_20_cuerpo">Consideremos la sucesión 1, 2x, 3x2, 4x3, 5x4, ... Siendo x= 0.5, averiguar la suma de los 100 primeros términos de<text:span text:style-name="T4"> </text:span>esta sucesión. (Solución: 4) </text:p>
      <text:p text:style-name="P23">clc;</text:p>
      <text:p text:style-name="P23"></text:p>
      <text:p text:style-name="P23">A=[0 1/3 0; 1/3 0 0 ; 0 0 1/3];</text:p>
      <text:p text:style-name="P23">I=eye(length(A),length(A));</text:p>
      <text:p text:style-name="P23">sumandos=input('Introduce el numero de elementos de la expresión que quieres sumar: ');</text:p>
      <text:p text:style-name="P23">S=zeros(length(A),length(A));</text:p>
      <text:p text:style-name="P23"></text:p>
      <text:p text:style-name="P23">S=S+I;</text:p>
      <text:p text:style-name="P23"></text:p>
      <text:p text:style-name="P23">for i=1:sumandos</text:p>
      <text:p text:style-name="P23"><text:s text:c="4"/>potencia=A^i; % Comprobar que esto sea correcto</text:p>
      <text:p text:style-name="P23"><text:s text:c="4"/>S=S+potencia;</text:p>
      <text:p text:style-name="P23">end</text:p>
      <text:p text:style-name="P23">disp(S);</text:p>
      <text:h text:style-name="P15" text:outline-level="2"/>
      <text:h text:style-name="P18" text:outline-level="2">Ejercicio 7</text:h>
      <text:p text:style-name="P29">Hacer un programa que genera una lista aleatoria de 1000 números enteros entre 1 y 100. A continuación debe preguntarnos (con la orden input) por un número entre 1 y 100 y el programa debe devolvernos cuántas veces aparece en la lista y en qué posiciones se encuentra (las dos cosas). </text:p>
      <text:p text:style-name="P11"><text:span text:style-name="T12">clc;</text:span></text:p>
      <text:p text:style-name="P11"><text:span text:style-name="T12"></text:span></text:p>
      <text:p text:style-name="P11"><text:span text:style-name="T12">coincidencias=0;</text:span></text:p>
      <text:p text:style-name="P11"><text:span text:style-name="T12">elementos=1000;</text:span></text:p>
      <text:p text:style-name="P11"><text:span text:style-name="T12">lista=ceil(100*rand(elementos,1));</text:span></text:p>
      <text:p text:style-name="P11"><text:span text:style-name="T12">%redondea al alza un aleatorio entre 0 y 1 multiplicado por 100</text:span></text:p>
      <text:p text:style-name="P11"><text:span text:style-name="T12"></text:span></text:p>
      <text:p text:style-name="P11"><text:span text:style-name="T12">numero=input('Introduce el valor a buscar en esta lista: ');</text:span></text:p>
      <text:p text:style-name="P11"><text:span text:style-name="T12"></text:span></text:p>
      <text:p text:style-name="P11"><text:span text:style-name="T12">for i=1:elementos</text:span></text:p>
      <text:p text:style-name="P11"><text:span text:style-name="T12"><text:s text:c="4"/>if(lista(i,1)==numero)</text:span></text:p>
      <text:p text:style-name="P11"><text:span text:style-name="T12"><text:s text:c="7"/>fprintf('\n\tCoincidencia encontrada en la posicion (%d,1)',i);</text:span></text:p>
      <text:p text:style-name="P11"><text:span text:style-name="T12"><text:s text:c="7"/>coincidencias=coincidencias+1;</text:span></text:p>
      <text:p text:style-name="P11"><text:span text:style-name="T12"><text:s text:c="4"/>end</text:span></text:p>
      <text:p text:style-name="P11"><text:span text:style-name="T12">end</text:span></text:p>
      <text:p text:style-name="P11"><text:span text:style-name="T12">fprintf('\n\nHubo un total de %d resultados\n',coincidencias);</text:span></text:p>
      <text:h text:style-name="P18" text:outline-level="2">Ejercicio 8</text:h>
      <text:p text:style-name="P31">Consideremos la sucesión: 1, 2x, 3x<text:span text:style-name="T9">2</text:span><text:span text:style-name="T10">, 4x</text:span><text:span text:style-name="T9">3</text:span><text:span text:style-name="T10">, 5x</text:span><text:span text:style-name="T9">4</text:span><text:span text:style-name="T10"> ...</text:span></text:p>
      <text:p text:style-name="P31">Hacer una función de dos variables llamada misuma(), cuyas variables de entrada sean x y n y la función debe devolver el valor de la suma: 1, 2x, 3x<text:span text:style-name="T9">2</text:span><text:span text:style-name="T10">, 4x</text:span><text:span text:style-name="T9">3</text:span><text:span text:style-name="T10">, 5x</text:span><text:span text:style-name="T9">4</text:span><text:span text:style-name="T10"> ... + nx</text:span><text:span text:style-name="T9">n-1</text:span></text:p>
      <text:p text:style-name="P31">Hacer un programa principal donde se le pida al usuario un valor de la x y un valor de la n y devuelva la suma anterior usando la función misuma( )</text:p>
      <text:p text:style-name="P24">% PROGRAMA PRINCIPAL</text:p>
      <text:p text:style-name="P24">clc;</text:p>
      <text:p text:style-name="P24">x=input('Introduce el valor de x: ');</text:p>
      <text:p text:style-name="P24">n=input('Introduce el valor de n: ');</text:p>
      <text:p text:style-name="P24"></text:p>
      <text:p text:style-name="P24">resultado=misuma(x,n);</text:p>
      <text:p text:style-name="P24"></text:p>
      <text:p text:style-name="P24">fprintf('\nEl valor devuelto por misuma(%.2f,%.2f) es %.2f\n',x,n,resultado);</text:p>
      <text:p text:style-name="P24"/>
      <text:p text:style-name="P24">%FUNCION MISUMA</text:p>
      <text:p text:style-name="P24">function[retorno] = misuma(x,n)</text:p>
      <text:p text:style-name="P24"><text:s text:c="4"/>retorno=0;</text:p>
      <text:p text:style-name="P24"><text:s text:c="4"/>for i=1:n</text:p>
      <text:p text:style-name="P24"><text:s text:c="8"/>retorno=retorno + (i * x^(i-1));</text:p>
      <text:p text:style-name="P24"><text:s text:c="4"/>end</text:p>
      <text:p text:style-name="P24">end</text:p>
      <text:p text:style-name="P24"/>
      <text:h text:style-name="P15" text:outline-level="2"/>
      <text:h text:style-name="P18" text:outline-level="2">Ejercicio 9</text:h>
      <text:p text:style-name="P31">Un número entero entre 0 y 31 se escribe con 5 bits:</text:p>
      <text:p text:style-name="P31">0 → 00000</text:p>
      <text:p text:style-name="P31">1 → 00001</text:p>
      <text:p text:style-name="P31">2 → 00010</text:p>
      <text:p text:style-name="P31">3 → 00011</text:p>
      <text:p text:style-name="P31">...</text:p>
      <text:p text:style-name="P31">30 → 11110</text:p>
      <text:p text:style-name="P31">31 → 11111</text:p>
      <text:p text:style-name="P31">Hacer un programa que nos pida un número entero en ese rango (con la orden input) y nos calcule ese número escrito en binario con 5 bits. Crea una función para ello</text:p>
      <text:p text:style-name="P24">% PROGRAMA PRINCIPAL</text:p>
      <text:p text:style-name="P24">clc;</text:p>
      <text:p text:style-name="P24">valor=input('Introduce un numero a transformar en binario: ');</text:p>
      <text:p text:style-name="P24">binario=zeros(1,5);</text:p>
      <text:p text:style-name="P24">binario=abinario(valor);</text:p>
      <text:p text:style-name="P24">fprintf('El numero %d en binario es:',valor);</text:p>
      <text:p text:style-name="P24">disp(binario);</text:p>
      <text:p text:style-name="P24"/>
      <text:p text:style-name="P24"/>
      <text:p text:style-name="P32">%FUNCION ABINARIO</text:p>
      <text:p text:style-name="P24">function[retorno] = abinario (numero)</text:p>
      <text:p text:style-name="P24"><text:s text:c="4"/>retorno=zeros(1,5);</text:p>
      <text:p text:style-name="P24"><text:s text:c="4"/>divisor=0;</text:p>
      <text:p text:style-name="P24"><text:s text:c="4"/>posicion=5;</text:p>
      <text:p text:style-name="P24"><text:s text:c="4"/></text:p>
      <text:p text:style-name="P24"><text:s text:c="4"/>while(posicion~=1)% Mientras estemos rellenando hasta la segunda posicion...</text:p>
      <text:p text:style-name="P24"><text:s text:c="8"/>retorno(1,posicion)=mod(numero,2); % Estos valores serán los restos de las divisiones</text:p>
      <text:p text:style-name="P24"><text:s text:c="8"/>numero=floor(numero/2); % Y el dividendo se actualizará a el valor entero de la división por 2</text:p>
      <text:p text:style-name="P24"><text:s text:c="8"/></text:p>
      <text:p text:style-name="P24"><text:s text:c="8"/>posicion=posicion-1; % Decrementando la posicion</text:p>
      <text:p text:style-name="P24"><text:s text:c="4"/>end</text:p>
      <text:p text:style-name="P24"><text:s text:c="4"/>retorno(1,1)=numero;%El bit mas significativo es el ultimo cociente</text:p>
      <text:h text:style-name="P16" text:outline-level="2"/>
      <text:h text:style-name="P19" text:outline-level="2">Ejercicio 10</text:h>
      <text:p text:style-name="P31">En este ejercicio vamos a ver cómo extraer un mensaje oculto en una imagen. Esto se conoce como esteganografía. La imagen se llama “estegolsb1.png ” y debes bajártela de Moodle. </text:p>
      <text:p text:style-name="P31">Vamos a usar a continuación un alfabeto compuesto de 32 caracteres que incluye las 27 letras del abecedario además del punto, la coma, los símbolos de interrogación y el espacio en blanco</text:p>
      <text:p text:style-name="P31"/>
      <text:p text:style-name="P24">% PROGRAMA PRINCIPAL</text:p>
      <text:p text:style-name="P24">clc;</text:p>
      <text:p text:style-name="P24">a=imread('estegolsb1.png');</text:p>
      <text:p text:style-name="P24">imshow(a); %muestra la imagen</text:p>
      <text:p text:style-name="P24"/>
      <text:p text:style-name="P24">whos a; % Nos especifica la dimensión y codificación de la imagen</text:p>
      <text:p text:style-name="P24"/>
      <text:p text:style-name="P24">%whos a nos dice que la imagen es una matriz de 256 x 256</text:p>
      <text:p text:style-name="P24">%sabiendo esto podemos recorrer linea a linea la matriz</text:p>
      <text:p text:style-name="P24">%y guardando el valor del bit menos significativo</text:p>
      <text:p text:style-name="P24">% de cada posicion</text:p>
      <text:p text:style-name="P24"/>
      <text:p text:style-name="P24">b=mod(a(1:256,1:256),2);</text:p>
      <text:p text:style-name="P24"></text:p>
      <text:p text:style-name="P24">% con la sentencia anterior guardamos el bit menos significativo </text:p>
      <text:p text:style-name="P24">% de cada celda de la matriz, ya que la recorremos desde el</text:p>
      <text:p text:style-name="P24">% elemento 1 hasta el 256 tanto en i como j</text:p>
      <text:p text:style-name="P24">anterior='';</text:p>
      <text:p text:style-name="P24"><text:soft-page-break/></text:p>
      <text:p text:style-name="P24">paquete='';</text:p>
      <text:p text:style-name="P24">contador=0;</text:p>
      <text:p text:style-name="P24">for i=1:256</text:p>
      <text:p text:style-name="P24"><text:s text:c="4"/>for j=1:256</text:p>
      <text:p text:style-name="P24"><text:s text:c="8"/>contador=contador+1;</text:p>
      <text:p text:style-name="P24"><text:s text:c="8"/>paquete=strcat(num2str(paquete),num2str(b(i,j)));</text:p>
      <text:p text:style-name="P24"><text:s text:c="8"/>if(mod(contador,5)==0)</text:p>
      <text:p text:style-name="P24"><text:s text:c="12"/>letra=imprimeletra(paquete);</text:p>
      <text:p text:style-name="P24"><text:s text:c="12"/></text:p>
      <text:p text:style-name="P24"><text:s text:c="12"/>if((strcmp(letra,anterior)) &amp;&amp; (strcmp(letra,'A')))</text:p>
      <text:p text:style-name="P24"><text:s text:c="14"/></text:p>
      <text:p text:style-name="P24"><text:s text:c="12"/>else</text:p>
      <text:p text:style-name="P24"><text:s text:c="16"/>fprintf('%c',letra);</text:p>
      <text:p text:style-name="P24"><text:s text:c="12"/>end</text:p>
      <text:p text:style-name="P24"><text:s text:c="12"/>anterior=letra;</text:p>
      <text:p text:style-name="P24"><text:s text:c="12"/></text:p>
      <text:p text:style-name="P24"><text:s text:c="12"/>paquete='';</text:p>
      <text:p text:style-name="P24"><text:s text:c="12"/></text:p>
      <text:p text:style-name="P24"><text:s text:c="8"/>end</text:p>
      <text:p text:style-name="P24"><text:s text:c="4"/>end <text:s text:c="3"/></text:p>
      <text:p text:style-name="P24">end</text:p>
      <text:p text:style-name="P24"/>
      <text:p text:style-name="P25"/>
      <text:p text:style-name="P33"><text:span text:style-name="T12">% FUNCION IMPRIMELETRA</text:span></text:p>
      <text:p text:style-name="P25"><text:span text:style-name="T12">function [letra] = imprimeletra( paquete)</text:span></text:p>
      <text:p text:style-name="P25"><text:span text:style-name="T12">letra='';</text:span></text:p>
      <text:p text:style-name="P25"><text:span text:style-name="T12">switch paquete</text:span></text:p>
      <text:p text:style-name="P25"><text:span text:style-name="T12"><text:s text:c="4"/>case '00000'</text:span></text:p>
      <text:p text:style-name="P25"><text:span text:style-name="T12"><text:s text:c="8"/>letra='A';</text:span></text:p>
      <text:p text:style-name="P25"><text:span text:style-name="T12"><text:s text:c="4"/>case '00001'</text:span></text:p>
      <text:p text:style-name="P25"><text:span text:style-name="T12"><text:s text:c="8"/>letra='B';</text:span></text:p>
      <text:p text:style-name="P25"><text:span text:style-name="T12"><text:s text:c="4"/>case '00010'</text:span></text:p>
      <text:p text:style-name="P25"><text:span text:style-name="T12"><text:s text:c="8"/>letra='C';</text:span></text:p>
      <text:p text:style-name="P25"><text:span text:style-name="T12"><text:s text:c="4"/>case '00011'</text:span></text:p>
      <text:p text:style-name="P25"><text:span text:style-name="T12"><text:s text:c="8"/>letra='D';</text:span></text:p>
      <text:p text:style-name="P25"><text:span text:style-name="T12"><text:s text:c="4"/>case '00100'</text:span></text:p>
      <text:p text:style-name="P25"><text:span text:style-name="T12"><text:s text:c="8"/>letra='E';</text:span></text:p>
      <text:p text:style-name="P25"><text:span text:style-name="T12"><text:s text:c="4"/>case '00101'</text:span></text:p>
      <text:p text:style-name="P25"><text:span text:style-name="T12"><text:s text:c="8"/>letra='F';</text:span></text:p>
      <text:p text:style-name="P25"><text:span text:style-name="T12"><text:s text:c="4"/>case '00110'</text:span></text:p>
      <text:p text:style-name="P25"><text:span text:style-name="T12"><text:s text:c="8"/>letra='G';</text:span></text:p>
      <text:p text:style-name="P25"><text:span text:style-name="T12"><text:s text:c="4"/>case '00111'</text:span></text:p>
      <text:p text:style-name="P25"><text:span text:style-name="T12"><text:s text:c="8"/>letra='H';</text:span></text:p>
      <text:p text:style-name="P25"><text:span text:style-name="T12"><text:s text:c="4"/>case '01000'</text:span></text:p>
      <text:p text:style-name="P25"><text:span text:style-name="T12"><text:s text:c="8"/>letra='I';</text:span></text:p>
      <text:p text:style-name="P25"><text:span text:style-name="T12"><text:s text:c="4"/>case '01001'</text:span></text:p>
      <text:p text:style-name="P25"><text:span text:style-name="T12"><text:s text:c="8"/>letra='J';</text:span></text:p>
      <text:p text:style-name="P25"><text:span text:style-name="T12"><text:s text:c="4"/>case '01010'</text:span></text:p>
      <text:p text:style-name="P25"><text:span text:style-name="T12"><text:s text:c="8"/>letra='K';</text:span></text:p>
      <text:p text:style-name="P25"><text:soft-page-break/><text:span text:style-name="T12"><text:s text:c="4"/>case '01011'</text:span></text:p>
      <text:p text:style-name="P25"><text:span text:style-name="T12"><text:s text:c="8"/>letra='L';</text:span></text:p>
      <text:p text:style-name="P25"><text:span text:style-name="T12"><text:s text:c="4"/>case '01100'</text:span></text:p>
      <text:p text:style-name="P25"><text:span text:style-name="T12"><text:s text:c="8"/>letra='M';</text:span></text:p>
      <text:p text:style-name="P25"><text:span text:style-name="T12"><text:s text:c="4"/>case '01101'</text:span></text:p>
      <text:p text:style-name="P25"><text:span text:style-name="T12"><text:s text:c="8"/>letra='N';</text:span></text:p>
      <text:p text:style-name="P25"><text:span text:style-name="T12"><text:s text:c="4"/>case '01110'</text:span></text:p>
      <text:p text:style-name="P25"><text:span text:style-name="T12"><text:s text:c="8"/>letra='Ñ';</text:span></text:p>
      <text:p text:style-name="P25"><text:span text:style-name="T12"><text:s text:c="4"/>case '01111'</text:span></text:p>
      <text:p text:style-name="P25"><text:span text:style-name="T12"><text:s text:c="8"/>letra='O';</text:span></text:p>
      <text:p text:style-name="P25"><text:span text:style-name="T12"><text:s text:c="4"/>case '10000'</text:span></text:p>
      <text:p text:style-name="P25"><text:span text:style-name="T12"><text:s text:c="8"/>letra='P';</text:span></text:p>
      <text:p text:style-name="P25"><text:span text:style-name="T12"><text:s text:c="4"/>case '10001'</text:span></text:p>
      <text:p text:style-name="P25"><text:span text:style-name="T12"><text:s text:c="8"/>letra='Q';</text:span></text:p>
      <text:p text:style-name="P25"><text:span text:style-name="T12"><text:s text:c="4"/>case '10010'</text:span></text:p>
      <text:p text:style-name="P25"><text:span text:style-name="T12"><text:s text:c="8"/>letra='R';</text:span></text:p>
      <text:p text:style-name="P25"><text:span text:style-name="T12"><text:s text:c="4"/>case '10011'</text:span></text:p>
      <text:p text:style-name="P25"><text:span text:style-name="T12"><text:s text:c="8"/>letra='S';</text:span></text:p>
      <text:p text:style-name="P25"><text:span text:style-name="T12"><text:s text:c="4"/>case '10100'</text:span></text:p>
      <text:p text:style-name="P25"><text:span text:style-name="T12"><text:s text:c="8"/>letra='T';</text:span></text:p>
      <text:p text:style-name="P25"><text:span text:style-name="T12"><text:s text:c="4"/>case '10101'</text:span></text:p>
      <text:p text:style-name="P25"><text:span text:style-name="T12"><text:s text:c="8"/>letra='U';</text:span></text:p>
      <text:p text:style-name="P25"><text:span text:style-name="T12"><text:s text:c="4"/>case '10110'</text:span></text:p>
      <text:p text:style-name="P25"><text:span text:style-name="T12"><text:s text:c="8"/>letra='V';</text:span></text:p>
      <text:p text:style-name="P25"><text:span text:style-name="T12"><text:s text:c="4"/>case '10111'</text:span></text:p>
      <text:p text:style-name="P25"><text:span text:style-name="T12"><text:s text:c="8"/>letra='W';</text:span></text:p>
      <text:p text:style-name="P25"><text:soft-page-break/><text:span text:style-name="T12"><text:s text:c="4"/>case '11000'</text:span></text:p>
      <text:p text:style-name="P25"><text:span text:style-name="T12"><text:s text:c="8"/>letra='X';</text:span></text:p>
      <text:p text:style-name="P25"><text:span text:style-name="T12"><text:s text:c="4"/>case '11001'</text:span></text:p>
      <text:p text:style-name="P25"><text:span text:style-name="T12"><text:s text:c="8"/>letra='Y';</text:span></text:p>
      <text:p text:style-name="P25"><text:span text:style-name="T12"><text:s text:c="4"/>case '11010'</text:span></text:p>
      <text:p text:style-name="P25"><text:span text:style-name="T12"><text:s text:c="8"/>letra='Z';</text:span></text:p>
      <text:p text:style-name="P25"><text:span text:style-name="T12"><text:s text:c="4"/>case '11011'</text:span></text:p>
      <text:p text:style-name="P25"><text:span text:style-name="T12"><text:s text:c="8"/>letra='.';</text:span></text:p>
      <text:p text:style-name="P25"><text:span text:style-name="T12"><text:s text:c="4"/>case '11100'</text:span></text:p>
      <text:p text:style-name="P25"><text:span text:style-name="T12"><text:s text:c="8"/>letra=',';</text:span></text:p>
      <text:p text:style-name="P25"><text:span text:style-name="T12"><text:s text:c="4"/>case '11101'</text:span></text:p>
      <text:p text:style-name="P25"><text:span text:style-name="T12"><text:s text:c="8"/>letra='¿';</text:span></text:p>
      <text:p text:style-name="P25"><text:span text:style-name="T12"><text:s text:c="4"/>case '11110'</text:span></text:p>
      <text:p text:style-name="P25"><text:span text:style-name="T12"><text:s text:c="8"/>letra='?';</text:span></text:p>
      <text:p text:style-name="P25"><text:span text:style-name="T12"><text:s text:c="4"/>case '11111'</text:span></text:p>
      <text:p text:style-name="P25"><text:span text:style-name="T12"><text:s text:c="8"/>letra=' ';</text:span></text:p>
      <text:p text:style-name="P25"><text:span text:style-name="T12">end</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DejaVu Sans" svg:font-family="'DejaVu Sans'" style:font-adornments="Book" style:font-family-generic="swis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byssinica SIL" fo:font-family="'Abyssinica SIL'" style:font-style-name="Negrita"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Parrafo_20_cuerpo" style:default-outline-level="1" style:class="text">
      <style:paragraph-properties fo:margin-top="0.423cm" fo:margin-bottom="0.212cm" style:contextual-spacing="false"/>
      <style:text-properties style:font-name="Abyssinica SIL" fo:font-family="'Abyssinica SIL'" style:font-style-name="Negrita" style:font-pitch="variable" fo:font-size="250%" fo:font-weight="bold" style:font-size-asian="130%" style:font-weight-asian="bold" style:font-size-complex="130%" style:font-weight-complex="600"/>
    </style:style>
    <style:style style:name="Heading_20_2" style:display-name="Heading 2" style:family="paragraph" style:parent-style-name="Heading" style:next-style-name="Parrafo_20_cuerpo" style:default-outline-level="2" style:class="text" style:master-page-name="">
      <style:paragraph-properties fo:margin-top="0.353cm" fo:margin-bottom="0.212cm" style:contextual-spacing="false" style:page-number="auto" fo:padding="0cm" fo:border="none" style:shadow="none"/>
      <style:text-properties style:font-name="Liberation Sans1" fo:font-family="'Liberation Sans'" style:font-style-name="Negrita" style:font-family-generic="swiss" style:font-pitch="variable" fo:font-size="140%" fo:font-style="normal" fo:font-weight="bold" style:font-size-asian="115%" style:font-weight-asian="bold" style:font-size-complex="115%" style:font-weight-complex="600"/>
    </style:style>
    <style:style style:name="Heading_20_3" style:display-name="Heading 3" style:family="paragraph" style:parent-style-name="Heading" style:next-style-name="Parrafo_20_cuerpo" style:default-outline-level="3" style:class="text" style:master-page-name="">
      <style:paragraph-properties fo:margin-top="0.247cm" fo:margin-bottom="0.212cm" style:contextual-spacing="false" style:page-number="auto"/>
      <style:text-properties fo:color="#000000" fo:font-size="15pt" fo:font-style="italic"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itulo_20_portada" style:display-name="Titulo portada" style:family="paragraph" style:parent-style-name="Title" style:auto-update="true"/>
    <style:style style:name="Subtitulo_20_Portada" style:display-name="Subtitulo Portada" style:family="paragraph" style:parent-style-name="Subtitle">
      <style:paragraph-properties fo:text-align="end" style:justify-single-word="false" fo:padding="0cm" fo:border="none" style:shadow="none"/>
      <style:text-properties style:font-name="Abyssinica SIL" fo:font-family="'Abyssinica SIL'" style:font-style-name="Negrita" style:font-pitch="variable" fo:font-size="16pt" fo:font-weight="bold"/>
    </style:style>
    <style:style style:name="Titulo_20_contenidos" style:display-name="Titulo contenidos" style:family="paragraph" style:parent-style-name="Heading_20_1" style:next-style-name="Subtitulo_20_Contenidos" style:auto-update="true" style:default-outline-level="" style:list-style-name="" style:master-page-name="">
      <style:paragraph-properties fo:margin-top="0.42cm" fo:margin-bottom="0cm" style:contextual-spacing="false" fo:text-align="start" style:justify-single-word="false" style:page-number="auto" fo:background-color="transparent" style:shadow="none">
        <style:background-image/>
      </style:paragraph-properties>
      <style:text-properties fo:text-transform="uppercase" fo:color="#000000" style:font-name="Abyssinica SIL" fo:font-family="'Abyssinica SIL'" style:font-style-name="Negrita" style:font-pitch="variable" fo:font-size="32pt" fo:font-weight="bold" style:font-weight-complex="600"/>
    </style:style>
    <style:style style:name="Subtitulo_20_Contenidos" style:display-name="Subtitulo Contenidos" style:family="paragraph" style:parent-style-name="Subtitle" style:next-style-name="Text_20_body">
      <style:paragraph-properties fo:margin-left="1cm" fo:margin-right="0cm" fo:margin-top="0cm" fo:margin-bottom="0.499cm" style:contextual-spacing="false" fo:text-align="start" style:justify-single-word="false" fo:text-indent="0cm" style:auto-text-indent="false" fo:padding="0.049cm" fo:border-left="none" fo:border-right="none" fo:border-top="none" fo:border-bottom="0.06pt solid #000000" style:shadow="none" style:join-border="false">
        <style:tab-stops/>
      </style:paragraph-properties>
      <style:text-properties fo:text-transform="uppercase" style:font-name="Abyssinica SIL" fo:font-family="'Abyssinica SIL'" style:font-style-name="Negrita" style:font-pitch="variable" fo:font-size="20pt" fo:font-weight="bold"/>
    </style:style>
    <style:style style:name="Parrafo_20_cuerpo" style:display-name="Parrafo cuerpo"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font-name="Droid Sans" fo:font-family="'Droid Sans'" style:font-style-name="Normal" style:font-family-generic="swiss" style:font-pitch="variable" fo:font-weight="normal" style:font-size-asian="10.5pt"/>
    </style:style>
    <style:style style:name="Parrafo_20_Nota" style:display-name="Parrafo Nota" style:family="paragraph" style:parent-style-name="Parrafo_20_cuerpo" style:master-page-name="">
      <style:paragraph-properties fo:margin-left="0.6cm" fo:margin-right="0.6cm" fo:text-align="center" style:justify-single-word="false" fo:text-indent="0cm" style:auto-text-indent="false" style:page-number="auto"/>
      <style:text-properties fo:font-style="italic" fo:font-weight="normal" style:font-size-asian="10.5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arrafo_20_Lista" style:display-name="Parrafo Lista" style:family="paragraph" style:parent-style-name="Parrafo_20_cuerpo" style:list-style-name="Lista_20_vineta" style:master-page-name="">
      <style:paragraph-properties fo:margin-top="0.101cm" fo:margin-bottom="0.101cm" style:contextual-spacing="false" style:page-number="auto" fo:background-color="transparent" style:shadow="none">
        <style:tab-stops/>
        <style:background-image/>
      </style:paragraph-properties>
      <style:text-properties fo:font-size="12pt" fo:font-weight="normal" style:font-size-asian="10.5pt"/>
    </style:style>
    <style:style style:name="Subtitulo2_20_Portada" style:display-name="Subtitulo2 Portada" style:family="paragraph" style:parent-style-name="Subtitulo_20_Portada">
      <style:paragraph-properties fo:margin-top="0cm" fo:margin-bottom="0cm" style:contextual-spacing="false"/>
      <style:text-properties fo:font-size="12pt" fo:font-style="normal" fo:font-weight="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9cm" fo:margin-bottom="0.9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_20_vineta" style:display-name="Lista vin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9c4ac5" officeooo:paragraph-rsid="009c4ac5"/>
    </style:style>
    <style:style style:name="MP2" style:family="paragraph" style:parent-style-name="Footer">
      <style:paragraph-properties fo:text-align="center" style:justify-single-word="false" fo:padding="0.049cm" fo:border-left="none" fo:border-right="none" fo:border-top="0.06pt solid #000000" fo:border-bottom="none" style:shadow="none"/>
    </style:style>
    <style:style style:name="MP3" style:family="paragraph" style:parent-style-name="Footer">
      <style:paragraph-properties fo:text-align="end" style:justify-single-word="false" fo:padding="0cm" fo:border="none" style:shadow="none"/>
    </style:style>
    <style:style style:name="MP4" style:family="paragraph" style:parent-style-name="Footer">
      <style:paragraph-properties fo:text-align="start" style:justify-single-word="false" fo:padding="0cm" fo:border="none" style:shadow="none"/>
    </style:style>
    <style:style style:name="MT1" style:family="text">
      <style:text-properties officeooo:rsid="009c4ac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23F00000196C7168FF7.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3">
      <style:header>
        <text:p text:style-name="MP1">ÁLGEBRA LINEAL<text:tab/><text:tab/>GREGORIO CORPAS PRIETO</text:p>
      </style:header>
      <style:footer>
        <text:p text:style-name="MP2"><text:span text:style-name="MT1">Página </text:span><text:page-number text:select-page="current">15</text:page-number><text:span text:style-name="MT1"> de </text:span><text:page-count>17</text:page-count></text:p>
      </style:footer>
    </style:master-page>
    <style:master-page style:name="Left_20_Page" style:display-name="Left Page" style:page-layout-name="Mpm4" style:next-style-name="Right_20_Page">
      <style:footer>
        <text:p text:style-name="MP3"><text:page-number text:select-page="current">0</text:page-number></text:p>
      </style:footer>
    </style:master-page>
    <style:master-page style:name="Right_20_Page" style:display-name="Right Page" style:page-layout-name="Mpm5" style:next-style-name="Left_20_Page">
      <style:footer>
        <text:p text:style-name="MP4"><text:page-number text:select-page="current">0</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4-11-14T05:30:55.384113860</meta:creation-date>
    <dc:date>2015-03-02T08:29:04.604455318</dc:date>
    <dc:creator>grego </dc:creator>
    <meta:editing-duration>P11DT9H8M58S</meta:editing-duration>
    <meta:editing-cycles>72</meta:editing-cycles>
    <meta:generator>LibreOffice/4.2.7.2$Linux_X86_64 LibreOffice_project/420m0$Build-2</meta:generator>
    <meta:document-statistic meta:table-count="0" meta:image-count="0" meta:object-count="0" meta:page-count="17" meta:paragraph-count="304" meta:word-count="1222" meta:character-count="8906" meta:non-whitespace-character-count="6903"/>
  </office:meta>
</office:document-meta>
</file>